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5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3.1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Palatino Linotype"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Palatino Linotype"/>
    </style:style>
    <style:style style:name="P5" style:family="paragraph">
      <style:text-properties fo:color="#808080" fo:font-size="10pt" style:font-size-asian="10pt" style:font-size-complex="10pt"/>
    </style:style>
    <style:style style:name="P6" style:family="paragraph">
      <style:text-properties fo:color="#808080" style:font-name="Palatino Linotype" fo:font-size="10pt" style:font-size-asian="10pt" style:font-size-complex="10pt"/>
    </style:style>
    <style:style style:name="T1" style:family="text">
      <style:text-properties style:font-name="Palatino Linotype"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808080" style:font-name="Palatino Linotype" fo:font-size="10pt" style:font-size-asian="10pt" style:font-size-complex="10pt"/>
    </style:style>
    <style:style style:name="T4" style:family="text">
      <style:text-properties fo:color="#333333" style:font-name="Palatino Linotyp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9.382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049cm" svg:y1="14.208cm" svg:x2="8.62cm" svg:y2="14.208cm">
          <text:p/>
        </draw:line>
        <draw:line draw:style-name="gr2" draw:text-style-name="P1" draw:layer="layout" svg:x1="10.398cm" svg:y1="12.43cm" svg:x2="10.398cm" svg:y2="15.986cm">
          <text:p/>
        </draw:line>
        <draw:frame draw:style-name="gr3" draw:text-style-name="P2" draw:layer="layout" svg:width="4.191cm" svg:height="0.916cm" svg:x="8.239cm" svg:y="11.541cm">
          <draw:text-box>
            <text:p><text:span text:style-name="T1">N: (104.9, 652.5)</text:span></text:p>
          </draw:text-box>
        </draw:frame>
        <draw:frame draw:style-name="gr4" draw:text-style-name="P2" draw:layer="layout" svg:width="3.533cm" svg:height="0.916cm" svg:x="12.176cm" svg:y="13.7cm">
          <draw:text-box>
            <text:p><text:span text:style-name="T1">E: (5.1, -351.7)</text:span></text:p>
          </draw:text-box>
        </draw:frame>
        <draw:frame draw:style-name="gr5" draw:text-style-name="P2" draw:layer="layout" svg:width="4.033cm" svg:height="0.916cm" svg:x="8.397cm" svg:y="15.959cm">
          <draw:text-box>
            <text:p><text:span text:style-name="T1">S:(-175.8, -573.3)</text:span></text:p>
          </draw:text-box>
        </draw:frame>
        <draw:frame draw:style-name="gr6" draw:text-style-name="P2" draw:layer="layout" svg:width="4.011cm" svg:height="0.916cm" svg:x="4.736cm" svg:y="13.7cm">
          <draw:text-box>
            <text:p><text:span text:style-name="T1">W:(-25.1, -776.7)</text:span></text:p>
          </draw:text-box>
        </draw:frame>
        <draw:frame draw:style-name="gr7" draw:text-style-name="P4" draw:layer="layout" svg:width="13.685cm" svg:height="1.111cm" svg:x="3.921cm" svg:y="9.922cm">
          <draw:text-box>
            <text:p text:style-name="P3"><text:span text:style-name="T2">Right motor forward 0, Left motor forward 0</text:span></text:p>
          </draw:text-box>
        </draw:frame>
        <draw:frame draw:style-name="gr8" draw:text-style-name="P6" draw:layer="layout" svg:width="2.667cm" svg:height="0.721cm" svg:x="7.731cm" svg:y="12.217cm">
          <draw:text-box>
            <text:p text:style-name="P5"><text:span text:style-name="T3">(106.6, 652.9)</text:span></text:p>
          </draw:text-box>
        </draw:frame>
        <draw:frame draw:style-name="gr8" draw:text-style-name="P6" draw:layer="layout" svg:width="2.667cm" svg:height="0.721cm" svg:x="11.541cm" svg:y="14.249cm">
          <draw:text-box>
            <text:p text:style-name="P5"><text:span text:style-name="T3">(3.6, -352.4)</text:span></text:p>
          </draw:text-box>
        </draw:frame>
        <draw:frame draw:style-name="gr8" draw:text-style-name="P6" draw:layer="layout" svg:width="2.667cm" svg:height="0.721cm" svg:x="11.541cm" svg:y="13.36cm">
          <draw:text-box>
            <text:p text:style-name="P5"><text:span text:style-name="T3">(6.7, -350.9)</text:span></text:p>
          </draw:text-box>
        </draw:frame>
        <draw:frame draw:style-name="gr8" draw:text-style-name="P6" draw:layer="layout" svg:width="2.667cm" svg:height="0.721cm" svg:x="10.525cm" svg:y="12.217cm">
          <draw:text-box>
            <text:p text:style-name="P5"><text:span text:style-name="T3">(103.2, 651.5)</text:span></text:p>
          </draw:text-box>
        </draw:frame>
        <draw:frame draw:style-name="gr8" draw:text-style-name="P6" draw:layer="layout" svg:width="2.667cm" svg:height="0.721cm" svg:x="6.461cm" svg:y="13.233cm">
          <draw:text-box>
            <text:p text:style-name="P5"><text:span text:style-name="T3">(-23.5, -775.9)</text:span></text:p>
          </draw:text-box>
        </draw:frame>
        <draw:frame draw:style-name="gr9" draw:text-style-name="P6" draw:layer="layout" svg:width="2.794cm" svg:height="0.721cm" svg:x="10.398cm" svg:y="15.544cm">
          <draw:text-box>
            <text:p text:style-name="P5"><text:span text:style-name="T3">(-174.2, -572.7)</text:span></text:p>
          </draw:text-box>
        </draw:frame>
        <draw:frame draw:style-name="gr10" draw:text-style-name="P6" draw:layer="layout" svg:width="2.794cm" svg:height="1.191cm" svg:x="7.731cm" svg:y="15.519cm">
          <draw:text-box>
            <text:p text:style-name="P5"><text:span text:style-name="T3">(-177.5, -573.9)</text:span></text:p>
          </draw:text-box>
        </draw:frame>
        <draw:frame draw:style-name="gr8" draw:text-style-name="P6" draw:layer="layout" svg:width="2.667cm" svg:height="0.721cm" svg:x="6.461cm" svg:y="14.462cm">
          <draw:text-box>
            <text:p text:style-name="P5"><text:span text:style-name="T3">(-26.6, -777.5)</text:span></text:p>
          </draw:text-box>
        </draw:frame>
        <draw:frame draw:style-name="gr11" draw:text-style-name="P6" draw:layer="layout" svg:width="11.938cm" svg:height="5.891cm" svg:x="4.683cm" svg:y="17.969cm">
          <draw:text-box>
            <text:p><text:span text:style-name="T4">Pika Documentation by </text:span><text:span text:style-name="T3"><text:a xlink:href="https://github.com/binarylegit/Pika" xlink:type="simple">Daniel Fowler</text:a></text:span><text:span text:style-name="T4"> is licensed under a </text:span><text:span text:style-name="T3"><text:a xlink:href="http://creativecommons.org/licenses/by-sa/4.0/" xlink:type="simple">Creative Commons Attribution-ShareAlike 4.0 International License</text:a></text:span><text:span text:style-name="T4">.</text:span><text:span text:style-name="T4"><text:line-break/></text:span><text:span text:style-name="T4">Based on a work at </text:span><text:span text:style-name="T3"><text:a xlink:href="https://github.com/binarylegit/Pika" xlink:type="simple">https://github.com/binarylegit/Pika</text:a></text:span><text:span text:style-name="T4">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20:29:11.099000000</meta:creation-date>
    <dc:date>2014-11-29T11:57:35.860000000</dc:date>
    <meta:editing-duration>PT45M38S</meta:editing-duration>
    <meta:editing-cycles>5</meta:editing-cycles>
    <meta:generator>LibreOffice/4.3.2.2$Windows_x86 LibreOffice_project/edfb5295ba211bd31ad47d0bad0118690f76407d</meta:generator>
    <meta:document-statistic meta:object-count="17"/>
  </office:meta>
</office:document-meta>
</file>